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b 58%"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What are the 3 ways in which a limit may fail to exist?</text:p>
      <text:p text:style-name="Standard"><text:tab/>The function approached different values from the left and right.</text:p>
      <text:p text:style-name="Standard"><text:tab/>The function grows without bound.</text:p>
      <text:p text:style-name="Standard"><text:tab/>The function oscillates.</text:p>
      <text:p text:style-name="Standard"/>
      <text:p text:style-name="Standard">2. <text:tab/>False</text:p>
      <text:p text:style-name="Standard">3. <text:tab/>False</text:p>
      <text:p text:style-name="Standard">4. <text:tab/>True</text:p>
      <text:p text:style-name="Standard">5.</text:p>
      <text:p text:style-name="Standard"><text:tab/>a. 2</text:p>
      <text:p text:style-name="Standard"><text:tab/>b. 2</text:p>
      <text:p text:style-name="Standard"><text:tab/>c. 2</text:p>
      <text:p text:style-name="Standard"><text:tab/>d. 1</text:p>
      <text:p text:style-name="Standard"><text:tab/>e. DNE</text:p>
      <text:p text:style-name="Standard"><text:tab/>f. 1</text:p>
      <text:p text:style-name="Standard">6.</text:p>
      <text:p text:style-name="Standard"><text:tab/>a. 1</text:p>
      <text:p text:style-name="Standard"><text:tab/>b. 2</text:p>
      <text:p text:style-name="Standard"><text:tab/>c. DNE</text:p>
      <text:p text:style-name="Standard"><text:tab/>d. 2</text:p>
      <text:p text:style-name="Standard"><text:tab/>e. 0</text:p>
      <text:p text:style-name="Standard"><text:tab/>f. DNE</text:p>
      <text:p text:style-name="Standard">7.</text:p>
      <text:p text:style-name="Standard"><text:tab/>a. DNE</text:p>
      <text:p text:style-name="Standard"><text:tab/>b. DNE</text:p>
      <text:p text:style-name="Standard"><text:tab/>c. DNE</text:p>
      <text:p text:style-name="Standard"><text:tab/>d. Not defined</text:p>
      <text:p text:style-name="Standard"><text:tab/>e. 0</text:p>
      <text:p text:style-name="Standard"><text:tab/>f. 0</text:p>
      <text:p text:style-name="Standard">8.</text:p>
      <text:p text:style-name="Standard"><text:tab/>a. 2</text:p>
      <text:p text:style-name="Standard"><text:tab/>b. 0</text:p>
      <text:p text:style-name="Standard"><text:tab/>c. DNE</text:p>
      <text:p text:style-name="Standard"><text:tab/>d. 1</text:p>
      <text:p text:style-name="Standard">9.</text:p>
      <text:p text:style-name="Standard"><text:tab/>a. 2</text:p>
      <text:p text:style-name="Standard"><text:tab/>b. 2</text:p>
      <text:p text:style-name="Standard"><text:tab/>c. 2</text:p>
      <text:p text:style-name="Standard"><text:tab/>d. 2</text:p>
      <text:p text:style-name="Standard">10.</text:p>
      <text:p text:style-name="Standard"><text:tab/>a. 4</text:p>
      <text:p text:style-name="Standard"><text:tab/>b. -4</text:p>
      <text:p text:style-name="Standard"><text:tab/>c. DNE</text:p>
      <text:p text:style-name="Standard"><text:tab/>d. 0</text:p>
      <text:p text:style-name="Standard">11.</text:p>
      <text:p text:style-name="Standard"><text:tab/>a, b, c. 2</text:p>
      <text:p text:style-name="Standard"><text:tab/>d. 0</text:p>
      <text:p text:style-name="Standard"><text:tab/>e, f, g. 2</text:p>
      <text:p text:style-name="Standard"><text:tab/>h. Not defined</text:p>
      <text:p text:style-name="P1">12.</text:p>
      <text:p text:style-name="Standard"><text:tab/>a. a-1</text:p>
      <text:p text:style-name="Standard"><text:tab/>b. a</text:p>
      <text:p text:style-name="Standard"><text:tab/>c. DNE</text:p>
      <text:p text:style-name="Standard"><text:tab/>d. a</text:p>
      <text:p text:style-name="Standard">13.</text:p>
      <text:p text:style-name="Standard"><text:tab/>a. 2</text:p>
      <text:p text:style-name="Standard"><text:tab/>b. -4</text:p>
      <text:p text:style-name="Standard"><text:tab/>c. DNE</text:p>
      <text:p text:style-name="Standard"><text:tab/>d. 2</text:p>
      <text:p text:style-name="Standard">14.</text:p>
      <text:p text:style-name="Standard"><text:tab/>a. -1</text:p>
      <text:p text:style-name="Standard"><text:tab/>b. 0</text:p>
      <text:p text:style-name="Standard"><text:tab/>c. DNE</text:p>
      <text:p text:style-name="Standard"><text:tab/>d. 0</text:p>
      <text:p text:style-name="Standard">15.</text:p>
      <text:p text:style-name="Standard"><text:tab/>a. 0</text:p>
      <text:p text:style-name="Standard"><text:tab/>b. 0</text:p>
      <text:p text:style-name="Standard"><text:tab/>c. 0</text:p>
      <text:p text:style-name="Standard"><text:tab/>d. 0</text:p>
      <text:p text:style-name="Standard"><text:tab/>e. 2</text:p>
      <text:p text:style-name="Standard"><text:tab/>f. 2</text:p>
      <text:p text:style-name="Standard"><text:tab/>g. 2</text:p>
      <text:p text:style-name="Standard"><text:tab/>h. 2</text:p>
      <text:p text:style-name="Standard">16.</text:p>
      <text:p text:style-name="Standard"><text:tab/>a. -1</text:p>
      <text:p text:style-name="Standard"><text:tab/>b. 0</text:p>
      <text:p text:style-name="Standard"><text:tab/>c. DNE</text:p>
      <text:p text:style-name="Standard"><text:tab/>d. 0</text:p>
      <text:p text:style-name="Standard">18.</text:p>
      <text:p text:style-name="Standard"><text:tab/>a. 2</text:p>
      <text:p text:style-name="Standard"><text:tab/>b. 0</text:p>
      <text:p text:style-name="Standard"><text:tab/>c. DNE</text:p>
      <text:p text:style-name="Standard"><text:tab/>d. 1</text:p>
      <text:p text:style-name="Standard">19.</text:p>
      <text:p text:style-name="Standard"><text:tab/>a. 4</text:p>
      <text:p text:style-name="Standard"><text:tab/>b. 4</text:p>
      <text:p text:style-name="Standard"><text:tab/>c. 4</text:p>
      <text:p text:style-name="Standard"><text:tab/>d. 3</text:p>
      <text:p text:style-name="Standard">21.</text:p>
      <text:p text:style-name="Standard"><text:tab/>a. -1</text:p>
      <text:p text:style-name="Standard"><text:tab/>b. 1</text:p>
      <text:p text:style-name="Standard"><text:tab/>c. DNE</text:p>
      <text:p text:style-name="Standard"><text:tab/>d. 0</text:p>
      <text:p text:style-name="Standard"/>
      <text:p text:style-name="P1">1. In your own words, describe what it means for a function to be continuous.</text:p>
      <text:p text:style-name="Standard"><text:tab/>A function is continuous if it has no holes; is a solid line.</text:p>
      <text:p text:style-name="Standard">5.<text:tab/>False</text:p>
      <text:p text:style-name="Standard">6.<text:tab/>True</text:p>
      <text:p text:style-name="Standard">7.<text:tab/>True</text:p>
      <text:p text:style-name="Standard">8.<text:tab/>False</text:p>
      <text:p text:style-name="Standard">9.<text:tab/>False</text:p>
      <text:p text:style-name="Standard">10.<text:tab/>True</text:p>
      <text:p text:style-name="Standard">11.<text:tab/>f is not continuous at a.</text:p>
      <text:p text:style-name="Standard"><text:tab/><draw:frame draw:style-name="fr1" draw:name="Object1" text:anchor-type="as-char" svg:y="-0.689in" svg:width="1.1799in" svg:height="1.42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12.<text:tab/>f is not continuous at a.</text:p>
      <text:p text:style-name="Standard"><text:tab/><draw:frame draw:style-name="fr1" draw:name="Object2" text:anchor-type="as-char" svg:y="-0.6898in" svg:width="1.1874in" svg:height="1.430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13.<text:tab/>f is not continuous at a.</text:p>
      <text:p text:style-name="Standard"><text:tab/><draw:frame draw:style-name="fr1" draw:name="Object3" text:anchor-type="as-char" svg:y="-0.372in" svg:width="1.2854in" svg:height="0.795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14.<text:tab/>f is not continuous at a.</text:p>
      <text:p text:style-name="Standard"><text:tab/><draw:frame draw:style-name="fr1" draw:name="Object4" text:anchor-type="as-char" svg:y="-0.689in" svg:width="1.1862in" svg:height="1.42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15.<text:tab/>f is continuous at a.</text:p>
      <text:p text:style-name="Standard">16.<text:tab/>f is not continuous at a.</text:p>
      <text:p text:style-name="Standard"><text:tab/><draw:frame draw:style-name="fr1" draw:name="Object5" text:anchor-type="as-char" svg:y="-0.6898in" svg:width="1.2043in" svg:height="1.430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P1">44: 1, 5-17, 22, 23, 26-30</text:p>
      <text:p text:style-name="Standard">17.</text:p>
      <text:p text:style-name="Standard"><text:tab/>(a)<text:tab/>a = <text:tab/>–2</text:p>
      <text:p text:style-name="Standard"><text:tab/><text:tab/>f is not continuous at a.</text:p>
      <text:p text:style-name="Standard"><text:tab/><text:tab/><draw:frame draw:style-name="fr1" draw:name="Object6" text:anchor-type="as-char" svg:y="-0.689in" svg:width="1.1799in" svg:height="1.428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text:tab/>(b)<text:tab/>a = <text:tab/>0</text:p>
      <text:p text:style-name="Standard"><text:tab/><text:tab/>f is continuous at <text:span text:style-name="T1">a</text:span><text:span text:style-name="T2">.</text:span></text:p>
      <text:p text:style-name="Standard"><text:tab/>(c)<text:tab/>a = <text:tab/>2</text:p>
      <text:p text:style-name="Standard"><text:tab/><text:tab/>f is not continuous at a.</text:p>
      <text:p text:style-name="Standard"><text:tab/><text:tab/><draw:frame draw:style-name="fr1" draw:name="Object7" text:anchor-type="as-char" svg:y="-0.689in" svg:width="1.2854in" svg:height="1.428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22.</text:p>
      <text:p text:style-name="Standard"><text:tab/><draw:frame draw:style-name="fr1" draw:name="Object8" text:anchor-type="as-char" svg:y="-0.1484in" svg:width="0.6638in" svg:height="0.190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23.</text:p>
      <text:p text:style-name="Standard"><text:tab/><draw:frame draw:style-name="fr1" draw:name="Object15" text:anchor-type="as-char" svg:y="-0.1484in" svg:width="1.2752in" svg:height="0.1902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>26.</text:p>
      <text:p text:style-name="Standard"><text:tab/><draw:frame draw:style-name="fr1" draw:name="Object10" text:anchor-type="as-char" svg:y="-0.1484in" svg:width="0.55in" svg:height="0.1902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27.</text:p>
      <text:p text:style-name="Standard"><text:tab/><draw:frame draw:style-name="fr1" draw:name="Object11" text:anchor-type="as-char" svg:y="-0.1484in" svg:width="0.6638in" svg:height="0.19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28.</text:p>
      <text:p text:style-name="Standard"><text:tab/><draw:frame draw:style-name="fr1" draw:name="Object12" text:anchor-type="as-char" svg:y="-0.1484in" svg:width="0.6638in" svg:height="0.1902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29.</text:p>
      <text:p text:style-name="Standard"><text:tab/><draw:frame draw:style-name="fr1" draw:name="Object13" text:anchor-type="as-char" svg:y="-0.1484in" svg:width="0.4752in" svg:height="0.1902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30.</text:p>
      <text:p text:style-name="Standard"><text:tab/><draw:frame draw:style-name="fr1" draw:name="Object14" text:anchor-type="as-char" svg:y="-0.1484in" svg:width="0.6638in" svg:height="0.1902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2T12:22:15.29</meta:creation-date>
    <dc:date>2018-02-02T18:43:10.81</dc:date>
    <dc:creator>Timothy Cayer</dc:creator>
    <meta:editing-duration>PT3H3M31S</meta:editing-duration>
    <meta:editing-cycles>9</meta:editing-cycles>
    <meta:generator>OpenOffice/4.1.3$Win32 OpenOffice.org_project/413m1$Build-9783</meta:generator>
    <meta:document-statistic meta:table-count="0" meta:image-count="0" meta:object-count="14" meta:page-count="4" meta:paragraph-count="135" meta:word-count="324" meta:character-count="121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-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+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≠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</mrow>
          </mrow>
        </mtd>
      </mtr>
    </mtable>
    <annotation encoding="StarMath 5.0">alignl lim csub {x toward a rsup{"-"}} {f(x) = 2} newline
alignl lim csub {x toward a rsup{"+"}} {f(x) = 2} newline
alignl lim csub {x toward a} {f(x) = 2} newline
alignl f(a) = 1 newline
alignl lim csub {x toward a} {f(x) &lt;&gt; f(a)}</annotation>
  </semantics>
</math>
</file>

<file path=Object 10/content.xml><?xml version="1.0" encoding="utf-8"?>
<math xmlns="http://www.w3.org/1998/Math/MathML">
  <semantics>
    <mrow>
      <mrow>
        <mo stretchy="false">(</mo>
        <mrow>
          <mrow>
            <mo stretchy="false">−</mo>
            <mn>1,</mn>
          </mrow>
          <mn>1</mn>
        </mrow>
        <mo stretchy="false">)</mo>
      </mrow>
    </mrow>
    <annotation encoding="StarMath 5.0">(-1, 1)</annotation>
  </semantics>
</math>
</file>

<file path=Object 11/content.xml><?xml version="1.0" encoding="utf-8"?>
<math xmlns="http://www.w3.org/1998/Math/MathML">
  <semantics>
    <mrow>
      <mrow>
        <mo stretchy="false">(</mo>
        <mrow>
          <mrow>
            <mo stretchy="false">−</mo>
            <mo stretchy="false">∞</mo>
          </mrow>
          <mi>,</mi>
          <mo stretchy="false">∞</mo>
        </mrow>
        <mo stretchy="false">)</mo>
      </mrow>
    </mrow>
    <annotation encoding="StarMath 5.0">(-%infinite,%infinite)</annotation>
  </semantics>
</math>
</file>

<file path=Object 12/content.xml><?xml version="1.0" encoding="utf-8"?>
<math xmlns="http://www.w3.org/1998/Math/MathML">
  <semantics>
    <mrow>
      <mrow>
        <mo stretchy="false">(</mo>
        <mrow>
          <mrow>
            <mo stretchy="false">−</mo>
            <mo stretchy="false">∞</mo>
          </mrow>
          <mi>,</mi>
          <mo stretchy="false">∞</mo>
        </mrow>
        <mo stretchy="false">)</mo>
      </mrow>
    </mrow>
    <annotation encoding="StarMath 5.0">(-%infinite,%infinite)</annotation>
  </semantics>
</math>
</file>

<file path=Object 13/content.xml><?xml version="1.0" encoding="utf-8"?>
<math xmlns="http://www.w3.org/1998/Math/MathML">
  <semantics>
    <mrow>
      <mrow>
        <mo stretchy="false">(</mo>
        <mrow>
          <mn>0,</mn>
          <mo stretchy="false">∞</mo>
        </mrow>
        <mo stretchy="false">)</mo>
      </mrow>
    </mrow>
    <annotation encoding="StarMath 5.0">(0,%infinite)</annotation>
  </semantics>
</math>
</file>

<file path=Object 14/content.xml><?xml version="1.0" encoding="utf-8"?>
<math xmlns="http://www.w3.org/1998/Math/MathML">
  <semantics>
    <mrow>
      <mrow>
        <mo stretchy="false">(</mo>
        <mrow>
          <mrow>
            <mo stretchy="false">−</mo>
            <mo stretchy="false">∞</mo>
          </mrow>
          <mi>,</mi>
          <mo stretchy="false">∞</mo>
        </mrow>
        <mo stretchy="false">)</mo>
      </mrow>
    </mrow>
    <annotation encoding="StarMath 5.0">(-%infinite,%infinite)</annotation>
  </semantics>
</math>
</file>

<file path=Object 15/content.xml><?xml version="1.0" encoding="utf-8"?>
<math xmlns="http://www.w3.org/1998/Math/MathML">
  <semantics>
    <mrow>
      <mrow>
        <mo stretchy="false">(</mo>
        <mo stretchy="false">−</mo>
        <mo stretchy="false">∞</mo>
      </mrow>
      <mrow>
        <mi>,</mi>
        <mo stretchy="false">−</mo>
        <mn>2</mn>
      </mrow>
      <mrow>
        <mo stretchy="false">]</mo>
        <mo stretchy="false">∪</mo>
        <mo stretchy="false">[</mo>
      </mrow>
      <mn>2,</mn>
      <mo stretchy="false">∞</mo>
      <mo stretchy="false">)</mo>
    </mrow>
    <annotation encoding="StarMath 5.0">\(-%infinite, -2\] union \[2, %infinite\)</annotation>
  </semantics>
</math>
</file>

<file path=Object 2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-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1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+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text>DNE</mtext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n>2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≠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</mrow>
          </mrow>
        </mtd>
      </mtr>
    </mtable>
    <annotation encoding="StarMath 5.0">alignl lim csub {x toward a rsup{"-"}} {f(x) = 1} newline
alignl lim csub {x toward a rsup{"+"}} {f(x) = 2} newline
alignl lim csub {x toward a} {f(x) = "DNE"} newline
alignl f(a) = 2 newline
alignl lim csub {x toward a} {f(x) &lt;&gt; f(a)}</annotation>
  </semantics>
</math>
</file>

<file path=Object 3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o stretchy="false">∞</mo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text>Undefined</mtext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≠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</mrow>
          </mrow>
        </mtd>
      </mtr>
    </mtable>
    <annotation encoding="StarMath 5.0">alignl lim csub {x toward a} {f(x) = %infinite} newline
alignl f(a) = "Undefined" newline
alignl lim csub {x toward a} {f(x) &lt;&gt; f(a)}</annotation>
  </semantics>
</math>
</file>

<file path=Object 4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-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text>DNE</mtext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+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1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text>DNE</mtext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≠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</mrow>
          </mrow>
        </mtd>
      </mtr>
    </mtable>
    <annotation encoding="StarMath 5.0">alignl lim csub {x toward a rsup{"-"}} {f(x)="DNE"} newline
alignl lim csub {x toward a rsup{"+"}} {f(x)=1} newline
alignl lim csub {x toward a} {f(x)="DNE"} newline
alignl f(a) = 1 newline
alignl lim csub {x toward a} {f(x) &lt;&gt; f(a)}</annotation>
  </semantics>
</math>
</file>

<file path=Object 5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-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4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+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text>DNE</mtext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text>DNE</mtext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n>4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≠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</mrow>
          </mrow>
        </mtd>
      </mtr>
    </mtable>
    <annotation encoding="StarMath 5.0">alignl lim csub {x toward a rsup{"-"}} {f(x)=4} newline
alignl lim csub {x toward a rsup{"+"}} {f(x)="DNE"} newline
alignl lim csub {x toward a} {f(x)="DNE"} newline
alignl f(a) = 4 newline
alignl lim csub {x toward a} {f(x) &lt;&gt; f(a)}</annotation>
  </semantics>
</math>
</file>

<file path=Object 6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-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+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n>0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≠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</mrow>
          </mrow>
        </mtd>
      </mtr>
    </mtable>
    <annotation encoding="StarMath 5.0">alignl lim csub {x toward a rsup{"-"}} {f(x)=2} newline
alignl lim csub {x toward a rsup{"+"}} {f(x)=2} newline
alignl lim csub {x toward a} {f(x)=2} newline
alignl f(a) = 0 newline
alignl lim csub {x toward a} {f(x) &lt;&gt; f(a)}</annotation>
  </semantics>
</math>
</file>

<file path=Object 7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-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sup>
                      <mi>a</mi>
                      <mrow>
                        <mtext>+</mtext>
                      </mrow>
                    </msup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2</mn>
                </mrow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text>Undefined</mtext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i>a</mi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≠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</mrow>
          </mrow>
        </mtd>
      </mtr>
    </mtable>
    <annotation encoding="StarMath 5.0">alignl lim csub {x toward a rsup{"-"}} {f(x)=2} newline
alignl lim csub {x toward a rsup{"+"}} {f(x)=2} newline
alignl lim csub {x toward a} {f(x)=2} newline
alignl f(a) = "Undefined" newline
alignl lim csub {x toward a} {f(x) &lt;&gt; f(a)}</annotation>
  </semantics>
</math>
</file>

<file path=Object 8/content.xml><?xml version="1.0" encoding="utf-8"?>
<math xmlns="http://www.w3.org/1998/Math/MathML">
  <semantics>
    <mrow>
      <mrow>
        <mo stretchy="false">(</mo>
        <mrow>
          <mrow>
            <mo stretchy="false">−</mo>
            <mo stretchy="false">∞</mo>
          </mrow>
          <mi>,</mi>
          <mo stretchy="false">∞</mo>
        </mrow>
        <mo stretchy="false">)</mo>
      </mrow>
    </mrow>
    <annotation encoding="StarMath 5.0">(-%infinite, %infinite)</annotation>
  </semantics>
</math>
</file>